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0bdc8" officeooo:paragraph-rsid="0000bdc8"/>
    </style:style>
    <style:style style:name="P2" style:family="paragraph" style:parent-style-name="Standard">
      <style:text-properties officeooo:rsid="000151be" officeooo:paragraph-rsid="000151be"/>
    </style:style>
    <style:style style:name="P3" style:family="paragraph" style:parent-style-name="Standard">
      <style:text-properties officeooo:rsid="0002b333" officeooo:paragraph-rsid="0002b333"/>
    </style:style>
    <style:style style:name="P4" style:family="paragraph" style:parent-style-name="Standard">
      <style:text-properties officeooo:rsid="003509a7" officeooo:paragraph-rsid="003509a7"/>
    </style:style>
    <style:style style:name="T1" style:family="text">
      <style:text-properties officeooo:rsid="0003fc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0</text:p>
      <text:p text:style-name="P1">Q=100 buc</text:p>
      <text:p text:style-name="P1">CFM0 = 10 u.m.</text:p>
      <text:p text:style-name="P1">CFM=CF/Q=&gt; CF=CFM*Q=10*100=1000 u.m.</text:p>
      <text:p text:style-name="P1">CV0=80%*CT0<text:tab/><text:tab/>CT0=CF0+CV0</text:p>
      <text:p text:style-name="P1"><text:tab/><text:tab/><text:tab/> <text:s text:c="7"/>100%=20%+80%</text:p>
      <text:p text:style-name="P1"><text:tab/><text:tab/><text:tab/><text:tab/>1000=0,2 CT0</text:p>
      <text:p text:style-name="P1"><text:tab/><text:tab/><text:tab/><text:tab/>CT0=1000/0,2=5000 u.m.</text:p>
      <text:p text:style-name="P1"><text:tab/><text:tab/><text:tab/><text:tab/>CT1=5000 u.m., CF1=1000 um, CV0=4000 u.m.</text:p>
      <text:p text:style-name="P1"/>
      <text:p text:style-name="P1"/>
      <text:p text:style-name="P1">T1</text:p>
      <text:p text:style-name="P1">Q1=</text:p>
      <text:p text:style-name="P1">CT1= 6000</text:p>
      <text:p text:style-name="P1">CF1= CF0 =1000</text:p>
      <text:p text:style-name="P1">CV1=5000</text:p>
      <text:p text:style-name="P1"/>
      <text:p text:style-name="P1">a)precizati valoarea costului indirect unitar</text:p>
      <text:p text:style-name="P1">CFM0=CF0/Q0 = 1000/100=10</text:p>
      <text:p text:style-name="P2">CFM1 scade cu 50%</text:p>
      <text:p text:style-name="P2">CFM1=50%*CFM0=0,5*CFM0 = 0,5 * 10 = 5 um/bu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 = 2500</text:p>
      <text:p text:style-name="P3">L = 20</text:p>
      <text:p text:style-name="P3">Wl=Q/L = 2500/20 = 12<text:span text:style-name="T1">5</text:span></text:p>
      <text:p text:style-name="P4">CT = 25000<text:tab/><text:tab/>CT = CV + <text:tab/>CF</text:p>
      <text:p text:style-name="P4">CV = 15000<text:tab/><text:tab/>25000=15000 + CF</text:p>
      <text:p text:style-name="P4"><text:tab/><text:tab/><text:tab/><text:tab/>CF = 10000</text:p>
      <text:p text:style-name="P4"/>
      <text:p text:style-name="P4"/>
      <text:p text:style-name="P4">T1</text:p>
      <text:p text:style-name="P4">WL1 = 110% WL0 = WL1 = 1,1*125 = 137,50</text:p>
      <text:p text:style-name="P4">Q1 = 110%*Q0 = 1,12500 = 2750</text:p>
      <text:p text:style-name="P4">CV0 = 15000</text:p>
      <text:p text:style-name="P4">CF0 = 10000 = CF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2:32:36.806719569</meta:creation-date>
    <dc:date>2022-02-09T12:46:00.762852170</dc:date>
    <meta:editing-duration>PT13M22S</meta:editing-duration>
    <meta:editing-cycles>5</meta:editing-cycles>
    <meta:generator>LibreOffice/7.3.0.3$Linux_X86_64 LibreOffice_project/30$Build-3</meta:generator>
    <meta:document-statistic meta:table-count="0" meta:image-count="0" meta:object-count="0" meta:page-count="2" meta:paragraph-count="29" meta:word-count="105" meta:character-count="563" meta:non-whitespace-character-count="456"/>
  </office:meta>
</office:document-meta>
</file>